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EmojiOne Color" svg:font-family="'EmojiOne Color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addi</text:p>
          </table:table-cell>
          <table:table-cell office:value-type="float" office:value="5" calcext:value-type="float">
            <text:p>5</text:p>
          </table:table-cell>
          <table:table-cell table:formula="of:=[.G2]+[.G10]+[.G12]" office:value-type="float" office:value="45" calcext:value-type="float">
            <text:p>45</text:p>
          </table:table-cell>
          <table:table-cell table:formula="of:=[.H2]/[.$H$14]" office:value-type="float" office:value="0.166666666666667" calcext:value-type="float">
            <text:p>0.166666666666667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2]+[.K10]+[.K12]" office:value-type="float" office:value="35" calcext:value-type="float">
            <text:p>35</text:p>
          </table:table-cell>
          <table:table-cell table:formula="of:=[.L2]/[.$L$14]" office:value-type="float" office:value="0.175" calcext:value-type="float">
            <text:p>0.175</text:p>
          </table:table-cell>
          <table:table-cell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3"/>
          <table:table-cell office:value-type="string" calcext:value-type="string">
            <text:p>sw</text:p>
          </table:table-cell>
          <table:table-cell office:value-type="float" office:value="5" calcext:value-type="float">
            <text:p>5</text:p>
          </table:table-cell>
          <table:table-cell table:formula="of:=[.G3]+[.G9]" office:value-type="float" office:value="40" calcext:value-type="float">
            <text:p>40</text:p>
          </table:table-cell>
          <table:table-cell table:formula="of:=[.H3]/[.$H$14]" office:value-type="float" office:value="0.148148148148148" calcext:value-type="float">
            <text:p>0.14814814814814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3]+[.K9]" office:value-type="float" office:value="30" calcext:value-type="float">
            <text:p>30</text:p>
          </table:table-cell>
          <table:table-cell table:formula="of:=[.L3]/[.$L$14]" office:value-type="float" office:value="0.15" calcext:value-type="float">
            <text:p>0.15</text:p>
          </table:table-cell>
          <table:table-cell table:formula="of:=[.M3]+[.M5]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3"/>
          <table:table-cell office:value-type="string" calcext:value-type="string">
            <text:p>nor</text:p>
          </table:table-cell>
          <table:table-cell office:value-type="float" office:value="5" calcext:value-type="float">
            <text:p>5</text:p>
          </table:table-cell>
          <table:table-cell table:formula="of:=[.G4]+[.G8]" office:value-type="float" office:value="40" calcext:value-type="float">
            <text:p>40</text:p>
          </table:table-cell>
          <table:table-cell table:formula="of:=[.H4]/[.$H$14]" office:value-type="float" office:value="0.148148148148148" calcext:value-type="float">
            <text:p>0.14814814814814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4]+[.K8]" office:value-type="float" office:value="30" calcext:value-type="float">
            <text:p>30</text:p>
          </table:table-cell>
          <table:table-cell table:formula="of:=[.L4]/[.$L$14]" office:value-type="float" office:value="0.15" calcext:value-type="float">
            <text:p>0.1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lw</text:p>
          </table:table-cell>
          <table:table-cell office:value-type="float" office:value="35" calcext:value-type="float">
            <text:p>35</text:p>
          </table:table-cell>
          <table:table-cell table:formula="of:=[.G5]+[.G6]" office:value-type="float" office:value="70" calcext:value-type="float">
            <text:p>70</text:p>
          </table:table-cell>
          <table:table-cell table:formula="of:=[.H5]/[.$H$14]" office:value-type="float" office:value="0.259259259259259" calcext:value-type="float">
            <text:p>0.259259259259259</text:p>
          </table:table-cell>
          <table:table-cell table:formula="of:=[.I5]+[.I3]" office:value-type="float" office:value="0.407407407407407" calcext:value-type="float">
            <text:p>0.407407407407407</text:p>
          </table:table-cell>
          <table:table-cell office:value-type="float" office:value="25" calcext:value-type="float">
            <text:p>25</text:p>
          </table:table-cell>
          <table:table-cell table:formula="of:=[.K5]+[.K6]" office:value-type="float" office:value="50" calcext:value-type="float">
            <text:p>50</text:p>
          </table:table-cell>
          <table:table-cell table:formula="of:=[.L5]/[.$L$14]" office:value-type="float" office:value="0.25" calcext:value-type="float">
            <text:p>0.25</text:p>
          </table:table-cell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l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H6]/[.$H$14]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L6]/[.$L$1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number-columns-repeated="3"/>
          <table:table-cell office:value-type="string" calcext:value-type="string">
            <text:p>add</text:p>
          </table:table-cell>
          <table:table-cell office:value-type="float" office:value="35" calcext:value-type="float">
            <text:p>35</text:p>
          </table:table-cell>
          <table:table-cell table:formula="of:=[.G7]" office:value-type="float" office:value="35" calcext:value-type="float">
            <text:p>35</text:p>
          </table:table-cell>
          <table:table-cell table:formula="of:=[.H7]/[.$H$14]" office:value-type="float" office:value="0.12962962962963" calcext:value-type="float">
            <text:p>0.1296296296296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K7]" office:value-type="float" office:value="25" calcext:value-type="float">
            <text:p>25</text:p>
          </table:table-cell>
          <table:table-cell table:formula="of:=[.L7]/[.$L$14]" office:value-type="float" office:value="0.125" calcext:value-type="float">
            <text:p>0.12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no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H8]/[.$H$14]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L8]/[.$L$1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3"/>
          <table:table-cell office:value-type="string" calcext:value-type="string">
            <text:p>s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H9]/[.$H$14]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L9]/[.$L$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addi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H10]/[.$H$14]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L10]/[.$L$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ne</text:p>
          </table:table-cell>
          <table:table-cell office:value-type="float" office:value="35" calcext:value-type="float">
            <text:p>35</text:p>
          </table:table-cell>
          <table:table-cell table:formula="of:=[.G11]+[.G13]" office:value-type="float" office:value="40" calcext:value-type="float">
            <text:p>40</text:p>
          </table:table-cell>
          <table:table-cell table:formula="of:=[.H11]/[.$H$14]" office:value-type="float" office:value="0.148148148148148" calcext:value-type="float">
            <text:p>0.14814814814814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K11]+[.K13]" office:value-type="float" office:value="30" calcext:value-type="float">
            <text:p>30</text:p>
          </table:table-cell>
          <table:table-cell table:formula="of:=[.L11]/[.$L$14]" office:value-type="float" office:value="0.15" calcext:value-type="float">
            <text:p>0.1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add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2]/[.$H$14]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L12]/[.$L$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n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3]/[.$H$14]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L13]/[.$L$1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/o</text:p>
          </table:table-cell>
          <table:table-cell table:formula="of:=SUM([.B3:.B9])" office:value-type="float" office:value="1690" calcext:value-type="float">
            <text:p>1690</text:p>
          </table:table-cell>
          <table:table-cell table:formula="of:=[.C14]/([.C15] * 0.85)" office:value-type="float" office:value="1.09243697478992" calcext:value-type="float">
            <text:p>1.09243697478992</text:p>
          </table:table-cell>
          <table:table-cell table:number-columns-repeated="3"/>
          <table:table-cell table:formula="of:=SUM([.H2:.H11])" office:value-type="float" office:value="270" calcext:value-type="float">
            <text:p>270</text:p>
          </table:table-cell>
          <table:table-cell table:number-columns-repeated="3"/>
          <table:table-cell table:formula="of:=SUM([.L2:.L11])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th</text:p>
          </table:table-cell>
          <table:table-cell table:formula="of:=SUM([.B3:.B19])+[.C6]" office:value-type="float" office:value="1820" calcext:value-type="float">
            <text:p>1820</text:p>
          </table:table-cell>
          <table:table-cell table:formula="of:=[.C14]/1.3" office:value-type="float" office:value="1300" calcext:value-type="float">
            <text:p>130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1340/1640" office:value-type="float" office:value="0.817073170731707" calcext:value-type="float">
            <text:p>0.817073170731707</text:p>
          </table:table-cell>
          <table:table-cell table:formula="of:=1-([.D15]/[.C14])" office:value-type="float" office:value="0.230769230769231" calcext:value-type="float">
            <text:p>0.230769230769231</text:p>
          </table:table-cell>
          <table:table-cell table:number-columns-repeated="4"/>
          <table:table-cell table:formula="of:=[.I2]+[.I3]+[.I5]+[.I11]" office:value-type="float" office:value="0.722222222222222" calcext:value-type="float">
            <text:p>0.72222222222222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EmojiOne Color" svg:font-family="'EmojiOne Color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EmojiOne Color" style:font-family-complex="'EmojiOne Color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23:26:23.415839770</meta:creation-date>
    <dc:date>2019-04-17T06:14:32.723095009</dc:date>
    <meta:editing-duration>PT2H11M35S</meta:editing-duration>
    <meta:editing-cycles>1</meta:editing-cycles>
    <meta:document-statistic meta:table-count="1" meta:cell-count="105" meta:object-count="0"/>
    <meta:generator>LibreOffice/5.3.6.1$Linux_X86_64 LibreOffice_project/30$Build-1</meta:generator>
  </office:meta>
</office:document-meta>
</file>